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118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2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2]); &quot; steps:&quot;)" office:value-type="string" office:string-value="A YAT release is done in 9 steps:" calcext:value-type="string">
            <text:p>A YAT release is done in 9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7" table:formula="of:=['2. Documentation'.$H$3]" office:value-type="time" office:time-value="PT00H10M00S" calcext:value-type="time">
            <text:p>00:10</text:p>
          </table:table-cell>
          <table:table-cell table:style-name="ce147" table:formula="of:=['2. Documentation'.$J$3]" office:value-type="time" office:time-value="PT26H10M00S" calcext:value-type="time">
            <text:p>26:1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3. Preparation'.$H$3]" office:value-type="time" office:time-value="PT01H55M00S" calcext:value-type="time">
            <text:p>01:55</text:p>
          </table:table-cell>
          <table:table-cell table:style-name="ce147" table:formula="of:=['3. Preparation'.$J$3]" office:value-type="time" office:time-value="PT28H05M00S" calcext:value-type="time">
            <text:p>28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4. Final Testing'.$H$3]" office:value-type="time" office:time-value="PT01H30M00S" calcext:value-type="time">
            <text:p>01:30</text:p>
          </table:table-cell>
          <table:table-cell table:style-name="ce147" table:formula="of:=['4. Final Testing'.$J$3]" office:value-type="time" office:time-value="PT29H35M00S" calcext:value-type="time">
            <text:p>29:3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7" table:formula="of:=['5. Build'.$H$3]" office:value-type="time" office:time-value="PT00H40M00S" calcext:value-type="time">
            <text:p>00:40</text:p>
          </table:table-cell>
          <table:table-cell table:style-name="ce147" table:formula="of:=['5. Build'.$J$3]" office:value-type="time" office:time-value="PT30H15M00S" calcext:value-type="time">
            <text:p>30:1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6. Installation Testing'.$H$3]" office:value-type="time" office:time-value="PT00H40M00S" calcext:value-type="time">
            <text:p>00:40</text:p>
          </table:table-cell>
          <table:table-cell table:style-name="ce147" table:formula="of:=['6. Installation Testing'.$J$3]" office:value-type="time" office:time-value="PT30H50M00S" calcext:value-type="time">
            <text:p>30:5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6. Installation Testing'.$H$3]" office:value-type="time" office:time-value="PT00H40M00S" calcext:value-type="time">
            <text:p>00:40</text:p>
          </table:table-cell>
          <table:table-cell table:style-name="ce147" table:formula="of:=['6. Installation Testing'.$J$3]" office:value-type="time" office:time-value="PT30H50M00S" calcext:value-type="time">
            <text:p>30:5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7" table:formula="of:=['8. Upload'.$H$3]" office:value-type="time" office:time-value="PT01H50M00S" calcext:value-type="time">
            <text:p>01:50</text:p>
          </table:table-cell>
          <table:table-cell table:style-name="ce147" table:formula="of:=['8. Upload'.$J$3]" office:value-type="time" office:time-value="PT32H40M00S" calcext:value-type="time">
            <text:p>32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9. Finalization'.$H$3]" office:value-type="time" office:time-value="PT03H45M00S" calcext:value-type="time">
            <text:p>03:45</text:p>
          </table:table-cell>
          <table:table-cell table:style-name="ce147" table:formula="of:=['9. Finalization'.$J$3]" office:value-type="time" office:time-value="PT35H55M00S" calcext:value-type="time">
            <text:p>35:55</text:p>
          </table:table-cell>
          <table:table-cell table:style-name="ce148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6"/>
          <table:table-cell table:style-name="ce16" office:value-type="string" calcext:value-type="string">
            <text:p><text:span text:style-name="T2">x86 </text:span>Build</text:p>
          </table:table-cell>
          <table:table-cell table:style-name="ce16" office:value-type="string" calcext:value-type="string">
            <text:p>x64 Build</text:p>
          </table:table-cell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4" office:value-type="string" calcext:value-type="string">
            <text:p>2021-03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9" office:value-type="float" office:value="17951" calcext:value-type="float">
            <text:p>17951</text:p>
          </table:table-cell>
          <table:table-cell table:style-name="ce19" office:value-type="float" office:value="18005" calcext:value-type="float">
            <text:p>18005</text:p>
          </table:table-cell>
          <table:table-cell table:style-name="ce151" office:value-type="string" calcext:value-type="string">
            <text:p>2.4.1</text:p>
          </table:table-cell>
          <table:table-cell table:style-name="ce151" office:value-type="string" calcext:value-type="string">
            <text:p>1.0.30</text:p>
          </table:table-cell>
          <table:table-cell table:style-name="ce151" office:value-type="string" calcext:value-type="string">
            <text:p>3.5.26</text:p>
          </table:table-cell>
          <table:table-cell table:style-name="ce151" office:value-type="string" calcext:value-type="string">
            <text:p>1.0.23</text:p>
          </table:table-cell>
          <table:table-cell table:style-name="ce151" office:value-type="string" calcext:value-type="string">
            <text:p>0.9.27</text:p>
          </table:table-cell>
          <table:table-cell table:style-name="ce156"/>
          <table:table-cell table:style-name="ce31" office:value-type="string" calcext:value-type="string">
            <text:p>1.8.0</text:p>
          </table:table-cell>
          <table:table-cell table:style-name="ce3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3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31" office:value-type="string" calcext:value-type="string">
            <text:p>3672</text:p>
          </table:table-cell>
          <table:table-cell table:style-name="ce15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/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4" office:value-type="float" office:value="17951" calcext:value-type="float">
            <text:p>17951</text:p>
          </table:table-cell>
          <table:table-cell table:style-name="ce174" office:value-type="float" office:value="18005" calcext:value-type="float">
            <text:p>18005</text:p>
          </table:table-cell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3672</text:p>
          </table:table-cell>
          <table:table-cell table:style-name="ce15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execution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4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4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4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4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4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4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3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3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Document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465])" office:value-type="time" office:time-value="PT00H10M00S" calcext:value-type="time">
            <text:p>00:10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473])" office:value-type="time" office:time-value="PT26H10M00S" calcext:value-type="time">
            <text:p>26:10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Quick Reference</text:p>
          </table:table-cell>
          <table:table-cell table:style-name="ce276"/>
          <table:table-cell table:style-name="ce288" office:value-type="time" office:time-value="PT00H10M00S" calcext:value-type="time">
            <text:p>00:10</text:p>
          </table:table-cell>
          <table:table-cell table:style-name="ce291"/>
          <table:table-cell table:style-name="ce288" table:formula="of:=MAX([.I$1:.I4])+[.G5]" office:value-type="time" office:time-value="PT26H10M00S" calcext:value-type="time">
            <text:p>26:1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Update [YAT Quick Reference] if needed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2. Documentation'.$J$3]" office:value-type="time" office:time-value="PT26H10M00S" calcext:value-type="time">
            <text:p>26:10</text:p>
          </table:table-cell>
          <table:table-cell table:style-name="ce251" table:formula="of:=MAX([.I4:.I65584])" office:value-type="time" office:time-value="PT28H05M00S" calcext:value-type="time">
            <text:p>28:0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40M00S" calcext:value-type="time">
            <text:p>26:4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2.1.2." calcext:value-type="string">
            <text:p>2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2.1.3." calcext:value-type="string">
            <text:p>2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2.1.4." calcext:value-type="string">
            <text:p>2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2.1.5." calcext:value-type="string">
            <text:p>2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2.1.6." calcext:value-type="string">
            <text:p>2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3">*.* throughout "\Trunk\MKY"</text:span><text:span text:style-name="T5"> (37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7">&gt; Also remove 'Development', if apparent</text:span>, e.g. '// MKY Version 1.0.29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2.1.7." calcext:value-type="string">
            <text:p>2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7">&gt; Also remove 'Development', if apparent</text:span>, e.g. '// NUnit Version 1.0.22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2.1.8." calcext:value-type="string">
            <text:p>2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3">*.* throughout "\Trunk\YAT"</text:span> (303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7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2.1.9." calcext:value-type="string">
            <text:p>2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7">    &gt; Includes file header of Template.cs</text:span>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  <text:p><text:span text:style-name="T8">     ( FileVersionsTest.cs is OK. )</text:span></text:p>
            <text:p><text:span text:style-name="T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8">Set </text:span><text:span text:style-name="T12">ProductBuildDesignation</text:span><text:span text:style-name="T8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8">Set </text:span><text:span text:style-name="T12">ProductVersionStabilityIndication</text:span><text:span text:style-name="T8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45M00S" calcext:value-type="time">
            <text:p>26:4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15M00S" calcext:value-type="time">
            <text:p>27:1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3">Quick-Diff "\!-Settings\!-Current\</text:span><text:span text:style-name="T14">*Default.xml</text:span><text:span text:style-name="T15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20M00S" calcext:value-type="time">
            <text:p>03:2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16">               Location = </text:span><text:span text:style-name="T17">&lt;</text:span><text:span text:style-name="T18">X</text:span><text:span text:style-name="T19">&gt;</text:span><text:span text:style-name="T20">390</text:span><text:span text:style-name="T19">&lt;/</text:span><text:span text:style-name="T18">X</text:span><text:span text:style-name="T19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8H00M00S" calcext:value-type="time">
            <text:p>04:0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8H05M00S" calcext:value-type="time">
            <text:p>28:0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7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3. Preparation'.$J$3]" office:value-type="time" office:time-value="PT28H05M00S" calcext:value-type="time">
            <text:p>28:05</text:p>
          </table:table-cell>
          <table:table-cell table:style-name="ce251" table:formula="of:=MAX([.I4:.I65603])" office:value-type="time" office:time-value="PT29H35M00S" calcext:value-type="time">
            <text:p>29:3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15M00S" calcext:value-type="time">
            <text:p>28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3.1.1." calcext:value-type="string">
            <text:p>3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3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25M00S" calcext:value-type="time">
            <text:p>28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Note: Analysis just </text:span><text:span text:style-name="T13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4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3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13">Note: Run takes around </text:span><text:span text:style-name="T14">two hours</text:span><text:span text:style-name="T15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35M00S" calcext:value-type="time">
            <text:p>29:3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3.4.4." calcext:value-type="string">
            <text:p>3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3.4.5." calcext:value-type="string">
            <text:p>3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3.4.6." calcext:value-type="string">
            <text:p>3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3.4.7." calcext:value-type="string">
            <text:p>3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24])" office:value-type="time" office:time-value="PT00H40M00S" calcext:value-type="time">
            <text:p>00:40</text:p>
          </table:table-cell>
          <table:table-cell table:style-name="ce328" table:formula="of:=['4. Final Testing'.$J$3]" office:value-type="time" office:time-value="PT29H35M00S" calcext:value-type="time">
            <text:p>29:35</text:p>
          </table:table-cell>
          <table:table-cell table:style-name="ce333" table:formula="of:=MAX([.I4:.I65524])" office:value-type="time" office:time-value="PT30H15M00S" calcext:value-type="time">
            <text:p>30:1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45M00S" calcext:value-type="time">
            <text:p>29:4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4.1.1." calcext:value-type="string">
            <text:p>4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4.1.2." calcext:value-type="string">
            <text:p>4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4.1.3." calcext:value-type="string">
            <text:p>4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4.1.4." calcext:value-type="string">
            <text:p>4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4.1.5." calcext:value-type="string">
            <text:p>4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2]); &quot;.&quot;)" office:value-type="string" office:string-value="4.1.6." calcext:value-type="string">
            <text:p>4.1.6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4]); &quot;.&quot;)" office:value-type="string" office:string-value="4.2." calcext:value-type="string">
            <text:p>4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3])+[.G14]" office:value-type="time" office:time-value="PT29H55M00S" calcext:value-type="time">
            <text:p>29:5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4]; COUNTA([.C$15:.C15]); &quot;.&quot;)" office:value-type="string" office:string-value="4.2.1." calcext:value-type="string">
            <text:p>4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8]); &quot;.&quot;)" office:value-type="string" office:string-value="4.2.2." calcext:value-type="string">
            <text:p>4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9]); &quot;.&quot;)" office:value-type="string" office:string-value="4.2.3." calcext:value-type="string">
            <text:p>4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1]); &quot;.&quot;)" office:value-type="string" office:string-value="4.2.4." calcext:value-type="string">
            <text:p>4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7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3]); &quot;.&quot;)" office:value-type="string" office:string-value="4.2.5." calcext:value-type="string">
            <text:p>4.2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7]); &quot;.&quot;)" office:value-type="string" office:string-value="4.3." calcext:value-type="string">
            <text:p>4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6])+[.G27]" office:value-type="time" office:time-value="PT30H15M00S" calcext:value-type="time">
            <text:p>30:1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7]; COUNTA([.C$28:.C28]); &quot;.&quot;)" office:value-type="string" office:string-value="4.3.1." calcext:value-type="string">
            <text:p>4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0]); &quot;.&quot;)" office:value-type="string" office:string-value="4.3.2." calcext:value-type="string">
            <text:p>4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2]); &quot;.&quot;)" office:value-type="string" office:string-value="4.3.3." calcext:value-type="string">
            <text:p>4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5]); &quot;.&quot;)" office:value-type="string" office:string-value="4.3.4." calcext:value-type="string">
            <text:p>4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41]); &quot;.&quot;)" office:value-type="string" office:string-value="4.3.5." calcext:value-type="string">
            <text:p>4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Notes: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sult in three WARNINGs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These WARNINGs are considered accetable and can be ignor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496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5" calcext:value-type="float">
            <text:p>5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1])" office:value-type="time" office:time-value="PT00H40M00S" calcext:value-type="time">
            <text:p>00:40</text:p>
          </table:table-cell>
          <table:table-cell table:style-name="ce242" table:formula="of:=['5. Build'.$J$3]" office:value-type="time" office:time-value="PT30H15M00S" calcext:value-type="time">
            <text:p>30:15</text:p>
          </table:table-cell>
          <table:table-cell table:style-name="ce251" table:formula="of:=MAX([.I4:.I65501])" office:value-type="time" office:time-value="PT30H50M00S" calcext:value-type="time">
            <text:p>30:5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20M00S" calcext:value-type="time">
            <text:p>30:2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5.1.1." calcext:value-type="string">
            <text:p>5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5.1.2." calcext:value-type="string">
            <text:p>5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5.1.3." calcext:value-type="string">
            <text:p>5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5.1.4." calcext:value-type="string">
            <text:p>5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3]); &quot;.&quot;)" office:value-type="string" office:string-value="5.2." calcext:value-type="string">
            <text:p>5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9])+[.G13]" office:value-type="time" office:time-value="PT30H25M00S" calcext:value-type="time">
            <text:p>30:2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3]; COUNTA([.C$14:.C14]); &quot;.&quot;)" office:value-type="string" office:string-value="5.2.1." calcext:value-type="string">
            <text:p>5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6]); &quot;.&quot;)" office:value-type="string" office:string-value="5.3." calcext:value-type="string">
            <text:p>5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9])+[.G16]" office:value-type="time" office:time-value="PT30H50M00S" calcext:value-type="time">
            <text:p>30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6]; COUNTA([.C$17:.C17]); &quot;.&quot;)" office:value-type="string" office:string-value="5.3.1." calcext:value-type="string">
            <text:p>5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6])" office:value-type="time" office:time-value="PT00H40M00S" calcext:value-type="time">
            <text:p>00:40</text:p>
          </table:table-cell>
          <table:table-cell table:style-name="ce242" table:formula="of:=['6. Installation Testing'.$J$3]" office:value-type="time" office:time-value="PT30H50M00S" calcext:value-type="time">
            <text:p>30:50</text:p>
          </table:table-cell>
          <table:table-cell table:style-name="ce251" table:formula="of:=MAX([.I4:.I65536])" office:value-type="time" office:time-value="PT31H30M00S" calcext:value-type="time">
            <text:p>31:3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<text:span text:style-name="T16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8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16])+[.G26]" office:value-type="time" office:time-value="PT31H30M00S" calcext:value-type="time">
            <text:p>31:3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28]); &quot;.&quot;)" office:value-type="string" office:string-value="6.2.2." calcext:value-type="string">
            <text:p>6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29]); &quot;.&quot;)" office:value-type="string" office:string-value="6.2.3." calcext:value-type="string">
            <text:p>6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Open </text:span><text:span text:style-name="T2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64\Release"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OxyPlot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43]); &quot;.&quot;)" office:value-type="string" office:string-value="6.2.4." calcext:value-type="string">
            <text:p>6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48]); &quot;.&quot;)" office:value-type="string" office:string-value="6.2.5." calcext:value-type="string">
            <text:p>6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50]); &quot;.&quot;)" office:value-type="string" office:string-value="6.2.6." calcext:value-type="string">
            <text:p>6.2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58]); &quot;.&quot;)" office:value-type="string" office:string-value="6.2.7." calcext:value-type="string">
            <text:p>6.2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50M00S" calcext:value-type="time">
            <text:p>01:50</text:p>
          </table:table-cell>
          <table:table-cell table:style-name="ce242" table:formula="of:=['6. Installation Testing'.$J$3]" office:value-type="time" office:time-value="PT30H50M00S" calcext:value-type="time">
            <text:p>30:50</text:p>
          </table:table-cell>
          <table:table-cell table:style-name="ce251" table:formula="of:=MAX([.I4:.I65533])" office:value-type="time" office:time-value="PT32H40M00S" calcext:value-type="time">
            <text:p>32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10M00S" calcext:value-type="time">
            <text:p>31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9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8])+[.G9]" office:value-type="time" office:time-value="PT31H20M00S" calcext:value-type="time">
            <text:p>31:2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]; COUNTA([.C$10:.C10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2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3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4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25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7]); &quot;.&quot;)" office:value-type="string" office:string-value="7.3." calcext:value-type="string">
            <text:p>7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26])+[.G27]" office:value-type="time" office:time-value="PT32H20M00S" calcext:value-type="time">
            <text:p>32:2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7]; COUNTA([.C$28:.C28]); &quot;.&quot;)" office:value-type="string" office:string-value="7.3.1." calcext:value-type="string">
            <text:p>7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5]); &quot;.&quot;)" office:value-type="string" office:string-value="7.3.2." calcext:value-type="string">
            <text:p>7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6]); &quot;.&quot;)" office:value-type="string" office:string-value="7.3.3." calcext:value-type="string">
            <text:p>7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7]); &quot;.&quot;)" office:value-type="string" office:string-value="7.3.4." calcext:value-type="string">
            <text:p>7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8]); &quot;.&quot;)" office:value-type="string" office:string-value="7.3.5." calcext:value-type="string">
            <text:p>7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40]); &quot;.&quot;)" office:value-type="string" office:string-value="7.4." calcext:value-type="string">
            <text:p>7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9])+[.G40]" office:value-type="time" office:time-value="PT32H30M00S" calcext:value-type="time">
            <text:p>32:3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0]; COUNTA([.C$41:.C41]); &quot;.&quot;)" office:value-type="string" office:string-value="7.4.1." calcext:value-type="string">
            <text:p>7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3]); &quot;.&quot;)" office:value-type="string" office:string-value="7.4.2." calcext:value-type="string">
            <text:p>7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4]); &quot;.&quot;)" office:value-type="string" office:string-value="7.4.3." calcext:value-type="string">
            <text:p>7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5]); &quot;.&quot;)" office:value-type="string" office:string-value="7.4.4." calcext:value-type="string">
            <text:p>7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7]); &quot;.&quot;)" office:value-type="string" office:string-value="7.4.5." calcext:value-type="string">
            <text:p>7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40M00S" calcext:value-type="time">
            <text:p>32:4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49])" office:value-type="time" office:time-value="PT03H45M00S" calcext:value-type="time">
            <text:p>03:45</text:p>
          </table:table-cell>
          <table:table-cell table:style-name="ce242" table:formula="of:=['8. Upload'.$J$3]" office:value-type="time" office:time-value="PT32H40M00S" calcext:value-type="time">
            <text:p>32:40</text:p>
          </table:table-cell>
          <table:table-cell table:style-name="ce251" table:formula="of:=MAX([.I4:.I65549])" office:value-type="time" office:time-value="PT35H55M00S" calcext:value-type="time">
            <text:p>35:5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3H10M00S" calcext:value-type="time">
            <text:p>33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8.1.2." calcext:value-type="string">
            <text:p>8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8.1.3." calcext:value-type="string">
            <text:p>8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8.1.4." calcext:value-type="string">
            <text:p>8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8.1.5." calcext:value-type="string">
            <text:p>8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8.1.6." calcext:value-type="string">
            <text:p>8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8.1.7." calcext:value-type="string">
            <text:p>8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8.1.8." calcext:value-type="string">
            <text:p>8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8.1.9." calcext:value-type="string">
            <text:p>8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3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22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2])+[.G23]" office:value-type="time" office:time-value="PT33H25M00S" calcext:value-type="time">
            <text:p>33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3]; COUNTA([.C$24:.C24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9])+[.G30]" office:value-type="time" office:time-value="PT33H40M00S" calcext:value-type="time">
            <text:p>09:4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4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5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7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9])+[.G39]" office:value-type="time" office:time-value="PT34H25M00S" calcext:value-type="time">
            <text:p>10:2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7])+[.G45]" office:value-type="time" office:time-value="PT33H55M00S" calcext:value-type="time">
            <text:p>09:5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60])+[.G61]" office:value-type="time" office:time-value="PT34H40M00S" calcext:value-type="time">
            <text:p>10:4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1]; COUNTA([.C$62:.C65]); &quot;.&quot;)" office:value-type="string" office:string-value="8.6.2." calcext:value-type="string">
            <text:p>8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1]; COUNTA([.C$62:.C66]); &quot;.&quot;)" office:value-type="string" office:string-value="8.6.3." calcext:value-type="string">
            <text:p>8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1]; COUNTA([.C$62:.C67]); &quot;.&quot;)" office:value-type="string" office:string-value="8.6.4." calcext:value-type="string">
            <text:p>8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3])+[.G69]" office:value-type="time" office:time-value="PT35H40M00S" calcext:value-type="time">
            <text:p>11:4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9]; COUNTA([.C$70:.C71]); &quot;.&quot;)" office:value-type="string" office:string-value="8.7.2." calcext:value-type="string">
            <text:p>8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9]; COUNTA([.C$70:.C72]); &quot;.&quot;)" office:value-type="string" office:string-value="8.7.3." calcext:value-type="string">
            <text:p>8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75]); &quot;.&quot;)" office:value-type="string" office:string-value="8.8." calcext:value-type="string">
            <text:p>8.8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74])+[.G75]" office:value-type="time" office:time-value="PT35H55M00S" calcext:value-type="time">
            <text:p>11:5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6]); &quot;.&quot;)" office:value-type="string" office:string-value="8.8.1." calcext:value-type="string">
            <text:p>8.8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7]); &quot;.&quot;)" office:value-type="string" office:string-value="8.8.2." calcext:value-type="string">
            <text:p>8.8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8]); &quot;.&quot;)" office:value-type="string" office:string-value="8.8.3." calcext:value-type="string">
            <text:p>8.8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9]); &quot;.&quot;)" office:value-type="string" office:string-value="8.8.4." calcext:value-type="string">
            <text:p>8.8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0]); &quot;.&quot;)" office:value-type="string" office:string-value="8.8.5." calcext:value-type="string">
            <text:p>8.8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1]); &quot;.&quot;)" office:value-type="string" office:string-value="8.8.6." calcext:value-type="string">
            <text:p>8.8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7.926cm" svg:y="34.702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3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</text:span><text:span text:style-name="T8"> 'Development', e.g. '</text:span><text:span text:style-name="T24">// MKY Version 1.0.28 Development</text:span><text:span text:style-name="T8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3]); &quot;.&quot;)" office:value-type="string" office:string-value="8.8.7." calcext:value-type="string">
            <text:p>8.8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</text:span><text:span text:style-name="T8"> 'Development', e.g. '</text:span><text:span text:style-name="T24">// NUnit Version 1.0.22 Development</text:span><text:span text:style-name="T8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5]); &quot;.&quot;)" office:value-type="string" office:string-value="8.8.8." calcext:value-type="string">
            <text:p>8.8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 </text:span><text:span text:style-name="T8">'Development', e.g. '</text:span><text:span text:style-name="T24">// YAT Version 2.3.90 Development</text:span><text:span text:style-name="T8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7]); &quot;.&quot;)" office:value-type="string" office:string-value="8.8.9." calcext:value-type="string">
            <text:p>8.8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75]; COUNTA([.C$76:.C89]); &quot;.&quot;)" office:value-type="string" office:string-value="8.8.10." calcext:value-type="string">
            <text:p>8.8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5]; COUNTA([.C$76:.C91]); &quot;.&quot;)" office:value-type="string" office:string-value="8.8.11." calcext:value-type="string">
            <text:p>8.8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16:09:27.9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7H58M18S</meta:editing-duration>
    <meta:editing-cycles>524</meta:editing-cycles>
    <meta:generator>LibreOffice/6.4.7.2$Windows_X86_64 LibreOffice_project/639b8ac485750d5696d7590a72ef1b496725cfb5</meta:generator>
    <meta:initial-creator>Matthias Kläy</meta:initial-creator>
    <dc:date>2021-03-22T16:16:01.543000000</dc:date>
    <meta:print-date>2020-09-07T21:30:33.104000000</meta:print-date>
    <meta:document-statistic meta:table-count="10" meta:cell-count="1585" meta:object-count="0"/>
  </office:meta>
</office:document-meta>
</file>